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text/xml" manifest:full-path="Object 3/styles.xml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paragraph-rsid="00198d35"/>
    </style:style>
    <style:style style:name="P2" style:family="paragraph" style:parent-style-name="Standard">
      <style:text-properties officeooo:paragraph-rsid="001ae091"/>
    </style:style>
    <style:style style:name="P3" style:family="paragraph" style:parent-style-name="Standard" style:list-style-name="L1">
      <style:text-properties officeooo:paragraph-rsid="00182d7d"/>
    </style:style>
    <style:style style:name="P4" style:family="paragraph" style:parent-style-name="Standard" style:list-style-name="L2">
      <style:text-properties officeooo:rsid="00198d35" officeooo:paragraph-rsid="00198d35"/>
    </style:style>
    <style:style style:name="P5" style:family="paragraph" style:parent-style-name="Standard">
      <style:text-properties officeooo:rsid="00198d35" officeooo:paragraph-rsid="00198d35"/>
    </style:style>
    <style:style style:name="P6" style:family="paragraph" style:parent-style-name="Standard">
      <style:text-properties officeooo:rsid="00198d35" officeooo:paragraph-rsid="001ae091"/>
    </style:style>
    <style:style style:name="P7" style:family="paragraph" style:parent-style-name="Standard">
      <style:text-properties officeooo:rsid="00198d35" officeooo:paragraph-rsid="001afcc1"/>
    </style:style>
    <style:style style:name="P8" style:family="paragraph" style:parent-style-name="Standard" style:list-style-name="L2">
      <style:text-properties officeooo:rsid="0019cbf1" officeooo:paragraph-rsid="0019cbf1"/>
    </style:style>
    <style:style style:name="P9" style:family="paragraph" style:parent-style-name="Standard">
      <style:text-properties fo:font-weight="bold" officeooo:rsid="00198d35" officeooo:paragraph-rsid="00198d35" style:font-weight-asian="bold" style:font-weight-complex="bold"/>
    </style:style>
    <style:style style:name="P10" style:family="paragraph" style:parent-style-name="Standard">
      <style:text-properties fo:font-weight="bold" officeooo:rsid="00198d35" officeooo:paragraph-rsid="001ae091" style:font-weight-asian="bold" style:font-weight-complex="bold"/>
    </style:style>
    <style:style style:name="T1" style:family="text">
      <style:text-properties officeooo:rsid="00182d7d"/>
    </style:style>
    <style:style style:name="T2" style:family="text">
      <style:text-properties officeooo:rsid="00198d35"/>
    </style:style>
    <style:style style:name="T3" style:family="text">
      <style:text-properties fo:font-weight="bold" officeooo:rsid="00198d35" style:font-weight-asian="bold" style:font-weight-complex="bold"/>
    </style:style>
    <style:style style:name="T4" style:family="text">
      <style:text-properties officeooo:rsid="0019cbf1"/>
    </style:style>
    <style:style style:name="T5" style:family="text">
      <style:text-properties officeooo:rsid="001ae091"/>
    </style:style>
    <style:style style:name="T6" style:family="text">
      <style:text-properties officeooo:rsid="001afcc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0274037" text:style-name="L1">
        <text:list-item>
          <text:p text:style-name="P3"><text:span text:style-name="T1">Test </text:span><text:span text:style-name="T2">script : test.sh</text:span></text:p>
        </text:list-item>
      </text:list>
      <text:list xml:id="list437298385" text:style-name="L2">
        <text:list-item>
          <text:p text:style-name="P4">Test log files are placed in test_log folder in the source code</text:p>
        </text:list-item>
        <text:list-item>
          <text:p text:style-name="P8">time command of linux is used to calculate the performance</text:p>
        </text:list-item>
        <text:list-item>
          <text:p text:style-name="P8">Buffer size is set to a maximum of 4096 bytes for every read / write</text:p>
        </text:list-item>
      </text:list>
      <text:p text:style-name="P5"/>
      <text:p text:style-name="P5"/>
      <text:p text:style-name="P9">Test Case 1 : </text:p>
      <text:p text:style-name="P9"/>
      <text:p text:style-name="P5">A peer client tries to access a file of varying sizes of 1.1K, 2.1K, 4.2K, 8.3K and 11K . It iterates for 1000 times sequentially. </text:p>
      <text:p text:style-name="P5"/>
      <text:p text:style-name="P1"><text:span text:style-name="T3">Index Server :</text:span><text:span text:style-name="T2"> csrocks</text:span></text:p>
      <text:p text:style-name="P1"><text:span text:style-name="T3">Peers : </text:span><text:span text:style-name="T2">compute-0-0, compute-0-1</text:span></text:p>
      <text:p text:style-name="P1"><text:span text:style-name="T3">No of Peer clients :</text:span><text:span text:style-name="T2"> 1</text:span></text:p>
      <text:p text:style-name="P1"><text:span text:style-name="T3">Iterations :</text:span><text:span text:style-name="T2"> 1000</text:span></text:p>
      <text:p text:style-name="P5"><draw:frame draw:style-name="fr1" draw:name="Object1" text:anchor-type="paragraph" svg:x="2.4252in" svg:y="0.5957in" svg:width="2.0752in" svg:height="1.21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Test Case 2 : </text:p>
      <text:p text:style-name="P9"/>
      <text:p text:style-name="P5">2 peer client tries to access a file of size 4.2K. It iterates for 1000 times sequentially. </text:p>
      <text:p text:style-name="P5"/>
      <text:p text:style-name="P1"><text:span text:style-name="T3">Index Server :</text:span><text:span text:style-name="T2"> csrocks</text:span></text:p>
      <text:p text:style-name="P1"><text:span text:style-name="T3">Peers : </text:span><text:span text:style-name="T2">compute-0-0, compute-0-1, compute-0-2</text:span></text:p>
      <text:p text:style-name="P1"><text:span text:style-name="T3">No of Peer clients :</text:span><text:span text:style-name="T2"> 2</text:span></text:p>
      <text:p text:style-name="P1"><text:span text:style-name="T3">Iterations :</text:span><text:span text:style-name="T2"> 1000</text:span></text:p>
      <text:p text:style-name="P5"/>
      <text:p text:style-name="P5"/>
      <text:p text:style-name="P5"/>
      <text:p text:style-name="P5"><draw:frame draw:style-name="fr2" draw:name="Object2" text:anchor-type="paragraph" svg:width="2.4071in" svg:height="0.354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Test Case <text:span text:style-name="T6">3</text:span> : </text:p>
      <text:p text:style-name="P9"/>
      <text:p text:style-name="P1"><text:span text:style-name="T4">4</text:span><text:span text:style-name="T2"> peer client tries to access a file of size 4.2K. It iterates for 1000 times sequentially. </text:span></text:p>
      <text:p text:style-name="P5"/>
      <text:p text:style-name="P1"><text:span text:style-name="T3">Index Server :</text:span><text:span text:style-name="T2"> csrocks</text:span></text:p>
      <text:p text:style-name="P1"><text:span text:style-name="T3">Peers : </text:span><text:span text:style-name="T2">compute-0-0, compute-0-1, compute-0-2, compute-0-3, compute-0-5</text:span></text:p>
      <text:p text:style-name="P1"><text:span text:style-name="T3">No of Peer clients :</text:span><text:span text:style-name="T2"> </text:span><text:span text:style-name="T4">4</text:span></text:p>
      <text:p text:style-name="P1"><text:span text:style-name="T3">Iterations :</text:span><text:span text:style-name="T2"> 1000</text:span></text:p>
      <text:p text:style-name="P5"/>
      <text:p text:style-name="P5"/>
      <text:p text:style-name="P5"><draw:frame draw:style-name="fr1" draw:name="Object3" text:anchor-type="paragraph" svg:x="2.2591in" svg:y="0.2244in" svg:width="2.4071in" svg:height="0.70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0">Test Case <text:span text:style-name="T6">4</text:span> : </text:p>
      <text:p text:style-name="P10"/>
      <text:p text:style-name="P2"><text:span text:style-name="T6">3</text:span><text:span text:style-name="T2"> peer client</text:span><text:span text:style-name="T5">s parallel</text:span><text:span text:style-name="T6">-l</text:span><text:span text:style-name="T5">y</text:span><text:span text:style-name="T2"> tries to access a file of size </text:span><text:span text:style-name="T5">512</text:span><text:span text:style-name="T2">K </text:span><text:span text:style-name="T5">10 times sequentially</text:span></text:p>
      <text:p text:style-name="P6"/>
      <text:p text:style-name="P2"><text:span text:style-name="T3">Index Server :</text:span><text:span text:style-name="T2"> csrocks</text:span></text:p>
      <text:p text:style-name="P2"><text:span text:style-name="T3">Peers : </text:span><text:span text:style-name="T2">compute-0-0, compute-0-1, compute-0-2</text:span></text:p>
      <text:p text:style-name="P2"><text:span text:style-name="T3">No of Peer clients :</text:span><text:span text:style-name="T2"> </text:span><text:span text:style-name="T5">3</text:span></text:p>
      <text:p text:style-name="P6"/>
      <text:p text:style-name="P6"><text:tab/><text:tab/><text:tab/><text:tab/> <text:s text:c="5"/></text:p>
      <text:p text:style-name="P5"><draw:frame draw:style-name="fr1" draw:name="Object4" text:anchor-type="paragraph" svg:x="2.2591in" svg:y="0.2244in" svg:width="2.4071in" svg:height="0.6618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6">PS : Log file of all performance Test Cases are available in the test_log folder of source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8:25:46</meta:creation-date>
    <meta:generator>OpenOffice.org/3.2$Linux OpenOffice.org_project/320m19$Build-9505</meta:generator>
    <dc:date>2011-02-28T23:29:22</dc:date>
    <meta:editing-duration>PT00H34M25S</meta:editing-duration>
    <meta:editing-cycles>5</meta:editing-cycles>
    <meta:document-statistic meta:table-count="0" meta:image-count="0" meta:object-count="4" meta:page-count="2" meta:paragraph-count="29" meta:word-count="223" meta:character-count="11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>
            <text:p>Si. No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Time taken (seconds)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1.1K</text:p>
          </table:table-cell>
          <table:table-cell office:value-type="float" office:value="5.272">
            <text:p>5.27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.1K</text:p>
          </table:table-cell>
          <table:table-cell office:value-type="float" office:value="5.364">
            <text:p>5.36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4.2K</text:p>
          </table:table-cell>
          <table:table-cell office:value-type="float" office:value="46.058">
            <text:p>46.058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8.3K</text:p>
          </table:table-cell>
          <table:table-cell office:value-type="float" office:value="86.746">
            <text:p>86.746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11K</text:p>
          </table:table-cell>
          <table:table-cell office:value-type="float" office:value="86.811">
            <text:p>86.81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>
            <text:p>Time taken by peer_1</text:p>
          </table:table-cell>
          <table:table-cell table:style-name="ce1" office:value-type="float" office:value="46.056">
            <text:p>46.056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2</text:p>
          </table:table-cell>
          <table:table-cell table:style-name="ce1" office:value-type="float" office:value="45.54">
            <text:p>45.54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>
            <text:p>Time taken by peer_1</text:p>
          </table:table-cell>
          <table:table-cell table:style-name="ce1" office:value-type="float" office:value="46.158">
            <text:p>46.158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2</text:p>
          </table:table-cell>
          <table:table-cell table:style-name="ce1" office:value-type="float" office:value="45.558">
            <text:p>45.558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3</text:p>
          </table:table-cell>
          <table:table-cell table:style-name="ce1" office:value-type="float" office:value="45.668">
            <text:p>45.668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4</text:p>
          </table:table-cell>
          <table:table-cell table:style-name="ce1" office:value-type="float" office:value="45.741">
            <text:p>45.741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3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>
            <text:p>Time taken by peer_1</text:p>
          </table:table-cell>
          <table:table-cell table:style-name="ce1" office:value-type="float" office:value="2.366">
            <text:p>2.366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2</text:p>
          </table:table-cell>
          <table:table-cell table:style-name="ce1" office:value-type="float" office:value="2.456">
            <text:p>2.456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ime taken by peer_3</text:p>
          </table:table-cell>
          <table:table-cell table:style-name="ce1" office:value-type="float" office:value="2.713">
            <text:p>2.713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